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margin-top="0.37cm" fo:margin-bottom="0.318cm" style:contextual-spacing="false" fo:text-indent="0cm" style:auto-text-indent="false"/>
      <style:text-properties fo:font-size="18pt" fo:font-weight="bold"/>
    </style:style>
    <style:style style:name="P2" style:family="paragraph" style:parent-style-name="Heading_20_4">
      <style:paragraph-properties fo:margin-left="0cm" fo:margin-right="0cm" fo:margin-top="0.318cm" fo:margin-bottom="0.318cm" style:contextual-spacing="false" fo:text-indent="0cm" style:auto-text-indent="false"/>
      <style:text-properties fo:font-size="14pt" fo:font-weight="bold"/>
    </style:style>
    <style:style style:name="P3" style:family="paragraph" style:parent-style-name="Preformatted_20_Text">
      <style:paragraph-properties fo:margin-left="0cm" fo:margin-right="0cm" fo:margin-top="0.318cm" fo:margin-bottom="0.318cm" style:contextual-spacing="false" fo:text-indent="0cm" style:auto-text-indent="false"/>
      <style:text-properties style:font-name="Courier New"/>
    </style:style>
    <style:style style:name="P4" style:family="paragraph" style:parent-style-name="Preformatted_20_Text">
      <style:paragraph-properties fo:margin-left="0cm" fo:margin-right="0cm" fo:margin-top="0.318cm" fo:margin-bottom="0.318cm" style:contextual-spacing="false"/>
      <style:text-properties style:font-name="Courier New"/>
    </style:style>
    <style:style style:name="P5" style:family="paragraph" style:parent-style-name="Preformatted_20_Text">
      <style:paragraph-properties fo:margin-left="0cm" fo:margin-right="0cm" fo:margin-top="0.318cm" fo:margin-bottom="0.318cm" style:contextual-spacing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.318cm" fo:margin-bottom="0cm" style:contextual-spacing="false" fo:text-indent="0cm" style:auto-text-indent="false"/>
    </style:style>
    <style:style style:name="P9" style:family="paragraph" style:parent-style-name="Text_20_body" style:list-style-name="L1">
      <style:paragraph-properties fo:margin-left="0cm" fo:margin-right="0cm" fo:margin-top="0cm" fo:margin-bottom="0.318cm" style:contextual-spacing="false" fo:text-indent="0cm" style:auto-text-indent="false"/>
    </style:style>
    <style:style style:name="T1" style:family="text">
      <style:text-properties fo:color="#ff0000" loext:opacity="100%" fo:font-weight="bold"/>
    </style:style>
    <style:style style:name="T2" style:family="text">
      <style:text-properties fo:font-weight="bold"/>
    </style:style>
    <style:style style:name="T3" style:family="text">
      <style:text-properties style:font-name="Courier New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Impossível carregar complemento 'return_pyqgis_algorithm' Devido a um erro ao chamar o método Class Factory().</text:span> </text:p>
      <text:h text:style-name="P1" text:outline-level="3">Exception: Python library 'clipboard' is not installed. To install it, follow these instructions: https://landscapearchaeology.org/2018/installing-python-packages-in-qgis-3-for-windows/ </text:h>
      <text:p text:style-name="P3">Traceback (most recent call last):</text:p>
      <text:p text:style-name="P5">  <text:span text:style-name="T3">File "C:\Users/Claudia/AppData/Roaming/QGIS/QGIS3\profiles\default/python/plugins\return_pyqgis_algorithm\return_pyqgis_algorithm.py", line 32, in </text:span></text:p>
      <text:p text:style-name="P5">    <text:span text:style-name="T3">import clipboard as c</text:span></text:p>
      <text:p text:style-name="P5">  <text:span text:style-name="T3">File "C:\PROGRA~1/QGIS 3.34.9/apps/qgis-ltr/./python\qgis\utils.py", line 892, in _import</text:span></text:p>
      <text:p text:style-name="P5">    <text:span text:style-name="T3">mod = _builtin_import(name, globals, locals, fromlist, level)</text:span></text:p>
      <text:p text:style-name="P5">          <text:span text:style-name="T3">^^^^^^^^^^^^^^^^^^^^^^^^^^^^^^^^^^^^^^^^^^^^^^^^^^^^^^^</text:span></text:p>
      <text:p text:style-name="P4">ModuleNotFoundError: No module named 'clipboard'</text:p>
      <text:p text:style-name="P4">During handling of the above exception, another exception occurred:</text:p>
      <text:p text:style-name="P4">Traceback (most recent call last):</text:p>
      <text:p text:style-name="P5">  <text:span text:style-name="T3">File "C:\PROGRA~1/QGIS 3.34.9/apps/qgis-ltr/./python\qgis\utils.py", line 423, in _startPlugin</text:span></text:p>
      <text:p text:style-name="P5">    <text:span text:style-name="T3">plugins[packageName] = package.classFactory(iface)</text:span></text:p>
      <text:p text:style-name="P5">                          <text:s/><text:span text:style-name="T3">^^^^^^^^^^^^^^^^^^^^^^^^^^^</text:span></text:p>
      <text:p text:style-name="P5">  <text:span text:style-name="T3">File "C:\Users/Claudia/AppData/Roaming/QGIS/QGIS3\profiles\default/python/plugins\return_pyqgis_algorithm\__init__.py", line 35, in classFactory</text:span></text:p>
      <text:p text:style-name="P5">    <text:span text:style-name="T3">from .return_pyqgis_algorithm import ReturnPyQGISAlgorithm</text:span></text:p>
      <text:p text:style-name="P5">  <text:span text:style-name="T3">File "C:\PROGRA~1/QGIS 3.34.9/apps/qgis-ltr/./python\qgis\utils.py", line 892, in _import</text:span></text:p>
      <text:p text:style-name="P5">    <text:span text:style-name="T3">mod = _builtin_import(name, globals, locals, fromlist, level)</text:span></text:p>
      <text:p text:style-name="P5">          <text:span text:style-name="T3">^^^^^^^^^^^^^^^^^^^^^^^^^^^^^^^^^^^^^^^^^^^^^^^^^^^^^^^</text:span></text:p>
      <text:p text:style-name="P5">  <text:span text:style-name="T3">File "C:\Users/Claudia/AppData/Roaming/QGIS/QGIS3\profiles\default/python/plugins\return_pyqgis_algorithm\return_pyqgis_algorithm.py", line 34, in </text:span></text:p>
      <text:p text:style-name="P5"><text:soft-page-break/>    <text:span text:style-name="T3">raise Exception("Python library 'clipboard' is not installed. To install it, follow these instructions: https://landscapearchaeology.org/2018/installing-python-packages-in-qgis-3-for-windows/")</text:span></text:p>
      <text:p text:style-name="P4">Exception: Python library 'clipboard' is not installed. To install it, follow these instructions: https://landscapearchaeology.org/2018/installing-python-packages-in-qgis-3-for-windows/</text:p>
      <text:p text:style-name="P6"><text:line-break/><text:span text:style-name="T2">Versão do Python:</text:span> 3.12.4 (main, Jun 10 2024, 12:48:35) [MSC v.1938 64 bit (AMD64)] <text:line-break/><text:span text:style-name="T2">Versão do QGIS:</text:span> 3.34.9-Prizren Prizren, cbbc7bdf </text:p>
      <text:h text:style-name="P2" text:outline-level="4">Caminho do Python:</text:h>
      <text:list text:style-name="L1">
        <text:list-item>
          <text:p text:style-name="P8">C:\Users/Claudia/AppData/Roaming/QGIS/QGIS3\profiles\default/python/plugins\qmapshaper </text:p>
        </text:list-item>
        <text:list-item>
          <text:p text:style-name="P7">C:\Users/Claudia/AppData/Roaming/QGIS/QGIS3\profiles\default/python/plugins\curva_de_nivel </text:p>
        </text:list-item>
        <text:list-item>
          <text:p text:style-name="P7">C:/PROGRA~1/QGIS 3.34.9/apps/qgis-ltr/./python </text:p>
        </text:list-item>
        <text:list-item>
          <text:p text:style-name="P7">C:/Users/Claudia/AppData/Roaming/QGIS/QGIS3\profiles\default/python </text:p>
        </text:list-item>
        <text:list-item>
          <text:p text:style-name="P7">C:/Users/Claudia/AppData/Roaming/QGIS/QGIS3\profiles\default/python/plugins </text:p>
        </text:list-item>
        <text:list-item>
          <text:p text:style-name="P7">C:/PROGRA~1/QGIS 3.34.9/apps/qgis-ltr/./python/plugins </text:p>
        </text:list-item>
        <text:list-item>
          <text:p text:style-name="P7">C:\PROGRA~1\QGIS 3.34.9\apps\grass\grass83\etc\python </text:p>
        </text:list-item>
        <text:list-item>
          <text:p text:style-name="P7">C:\Windows\System32 </text:p>
        </text:list-item>
        <text:list-item>
          <text:p text:style-name="P7">C:\Program Files\QGIS 3.34.9\bin\python312.zip </text:p>
        </text:list-item>
        <text:list-item>
          <text:p text:style-name="P7">C:\PROGRA~1\QGIS 3.34.9\apps\Python312\DLLs </text:p>
        </text:list-item>
        <text:list-item>
          <text:p text:style-name="P7">C:\PROGRA~1\QGIS 3.34.9\apps\Python312\Lib </text:p>
        </text:list-item>
        <text:list-item>
          <text:p text:style-name="P7">C:\Program Files\QGIS 3.34.9\bin </text:p>
        </text:list-item>
        <text:list-item>
          <text:p text:style-name="P7">C:\Users\Claudia\AppData\Roaming\Python\Python312\site-packages </text:p>
        </text:list-item>
        <text:list-item>
          <text:p text:style-name="P7">C:\PROGRA~1\QGIS 3.34.9\apps\Python312 </text:p>
        </text:list-item>
        <text:list-item>
          <text:p text:style-name="P7">C:\PROGRA~1\QGIS 3.34.9\apps\Python312\Lib\site-packages </text:p>
        </text:list-item>
        <text:list-item>
          <text:p text:style-name="P7">C:\PROGRA~1\QGIS 3.34.9\apps\Python312\Lib\site-packages\win32 </text:p>
        </text:list-item>
        <text:list-item>
          <text:p text:style-name="P7">C:\PROGRA~1\QGIS 3.34.9\apps\Python312\Lib\site-packages\win32\lib </text:p>
        </text:list-item>
        <text:list-item>
          <text:p text:style-name="P7">C:\PROGRA~1\QGIS 3.34.9\apps\Python312\Lib\site-packages\Pythonwin </text:p>
        </text:list-item>
        <text:list-item>
          <text:p text:style-name="P7">C:/Users/Claudia/AppData/Roaming/QGIS/QGIS3\profiles\default/python </text:p>
        </text:list-item>
        <text:list-item>
          <text:p text:style-name="P7">C:\Users\Claudia\AppData\Roaming\QGIS\QGIS3\profiles\default\python\plugins\HCMGIS/forms </text:p>
        </text:list-item>
        <text:list-item>
          <text:p text:style-name="P7">C:\Users\Claudia\AppData\Roaming\QGIS\QGIS3\profiles\default\python\plugins\qgisgbifapi\vendor </text:p>
        </text:list-item>
        <text:list-item>
          <text:p text:style-name="P7">C:\Users\Claudia\AppData\Roaming\QGIS\QGIS3\profiles\default\python\plugins\qgisgbifapi\vendor </text:p>
        </text:list-item>
        <text:list-item>
          <text:p text:style-name="P7">C:\Users/Claudia/AppData/Roaming/QGIS/QGIS3\profiles\default/python/plugins\qgis_resource_sharing </text:p>
        </text:list-item>
        <text:list-item>
          <text:p text:style-name="P7">C:\Users\Claudia\AppData\Roaming\QGIS\QGIS3\profiles\default\python\plugins\qgis_resource_sharing </text:p>
        </text:list-item>
        <text:list-item>
          <text:p text:style-name="P7">C:\Users\Claudia\AppData\Roaming\QGIS\QGIS3\profiles\default\python\plugins\qgis_resource_sharing\ext_libs </text:p>
        </text:list-item>
        <text:list-item>
          <text:p text:style-name="P9">D:/Meus documentos/Documents/SIG_Dissertação/____Projetos_e_Modelos/Trabalho Final_Temas p-E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2:14:26.878000000</meta:creation-date>
    <dc:date>2025-09-24T12:24:34.679000000</dc:date>
    <meta:editing-duration>PT10M7S</meta:editing-duration>
    <meta:editing-cycles>1</meta:editing-cycles>
    <meta:document-statistic meta:table-count="0" meta:image-count="0" meta:object-count="0" meta:page-count="2" meta:paragraph-count="50" meta:word-count="237" meta:character-count="3982" meta:non-whitespace-character-count="3706"/>
    <meta:generator>LibreOffice/24.2.4.2$Windows_X86_64 LibreOffice_project/51a6219feb6075d9a4c46691dcfe0cd9c4fff3c2</meta:generator>
  </office:meta>
</office:document-meta>
</file>